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5cm" svg:height="2.6cm" svg:x="1.3cm" svg:y="12.7cm">
          <text:p text:style-name="P1">Lentill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5cm" svg:height="2.6cm" svg:x="7.6cm" svg:y="12.7cm">
          <text:p text:style-name="P1">Capteu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5cm" svg:height="2.6cm" svg:x="13.9cm" svg:y="12.7cm">
          <text:p text:style-name="P1">Électroniqu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8cm" svg:y1="14cm" svg:x2="7.6cm" svg:y2="14cm" draw:start-shape="id1" draw:start-glue-point="1" draw:end-shape="id2" draw:end-glue-point="3" svg:d="M6800 14000h800" svg:viewBox="0 0 801 1">
          <text:p/>
        </draw:connector>
        <draw:connector draw:style-name="gr2" draw:text-style-name="P3" draw:layer="layout" draw:type="line" svg:x1="13.1cm" svg:y1="14cm" svg:x2="13.9cm" svg:y2="14cm" draw:start-shape="id2" draw:start-glue-point="1" draw:end-shape="id3" draw:end-glue-point="3" svg:d="M13100 14000h800" svg:viewBox="0 0 8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8:28:29.491969172</meta:creation-date>
    <dc:date>2021-01-12T18:35:29.012703348</dc:date>
    <meta:editing-duration>PT7M</meta:editing-duration>
    <meta:editing-cycles>1</meta:editing-cycles>
    <meta:generator>LibreOffice/6.4.6.2$Linux_X86_64 LibreOffice_project/40$Build-2</meta:generator>
    <meta:document-statistic meta:object-count="5"/>
  </office:meta>
</office:document-meta>
</file>